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54000001F9BA97F75D56FA1B43.png" manifest:media-type="image/png"/>
  <manifest:file-entry manifest:full-path="Pictures/10000201000000B2000000F3337D0CFE54CA43D7.png" manifest:media-type="image/png"/>
  <manifest:file-entry manifest:full-path="Pictures/10000201000000B4000001408D39823B80988FF8.png" manifest:media-type="image/png"/>
  <manifest:file-entry manifest:full-path="Pictures/10000201000001200000013CDEF259CBE206D718.png" manifest:media-type="image/png"/>
  <manifest:file-entry manifest:full-path="Pictures/10000201000000B70000023D8DE8E48895846BEE.png" manifest:media-type="image/png"/>
  <manifest:file-entry manifest:full-path="Pictures/10000201000001A3000000FE5962934E8BDC542E.png" manifest:media-type="image/png"/>
  <manifest:file-entry manifest:full-path="Pictures/10000201000000900000005451913BB49C724C74.png" manifest:media-type="image/png"/>
  <manifest:file-entry manifest:full-path="Pictures/1000020100000107000000FB9C1D9EAF37BD9458.png" manifest:media-type="image/png"/>
  <manifest:file-entry manifest:full-path="Pictures/100002010000007E0000008C57E71971BEA83207.png" manifest:media-type="image/png"/>
  <manifest:file-entry manifest:full-path="Pictures/100002010000007C0000005D74AC8424FE75AE43.png" manifest:media-type="image/png"/>
  <manifest:file-entry manifest:full-path="Pictures/10000201000000B6000000EA4AEF31361DD5F3AB.png" manifest:media-type="image/png"/>
  <manifest:file-entry manifest:full-path="Pictures/10000201000000B400000139007EA714F4930930.png" manifest:media-type="image/png"/>
  <manifest:file-entry manifest:full-path="Pictures/100002010000007D0000005C1A833A23B3792B25.png" manifest:media-type="image/png"/>
  <manifest:file-entry manifest:full-path="Pictures/100002010000009F000000661A19771EC0886A35.png" manifest:media-type="image/png"/>
  <manifest:file-entry manifest:full-path="Pictures/10000201000000B00000011B0EDA24F4EFEFB008.png" manifest:media-type="image/png"/>
  <manifest:file-entry manifest:full-path="Pictures/10000201000001170000018F15E67CB91A847AA0.png" manifest:media-type="image/png"/>
  <manifest:file-entry manifest:full-path="Pictures/1000020100000089000000ABFD4011FD149DE175.png" manifest:media-type="image/png"/>
  <manifest:file-entry manifest:full-path="Pictures/100002010000009A00000057D82912B04D51E6E2.png" manifest:media-type="image/png"/>
  <manifest:file-entry manifest:full-path="Pictures/10000201000000C100000068ABABD57A65BB3943.png" manifest:media-type="image/png"/>
  <manifest:file-entry manifest:full-path="Pictures/10000201000000B900000020FC9C6295493F1DEE.png" manifest:media-type="image/png"/>
  <manifest:file-entry manifest:full-path="Pictures/10000201000000B4000001351BD61D08D27CAC45.png" manifest:media-type="image/png"/>
  <manifest:file-entry manifest:full-path="Pictures/10000201000000B5000000D1EFDE0BF7F9103921.png" manifest:media-type="image/png"/>
  <manifest:file-entry manifest:full-path="Pictures/10000201000000AD000000AF3ACD2F2AB7E011BF.png" manifest:media-type="image/png"/>
  <manifest:file-entry manifest:full-path="Pictures/10000201000000B10000010B256703175BBEED77.png" manifest:media-type="image/png"/>
  <manifest:file-entry manifest:full-path="Pictures/10000201000000B5000000F6369D8270B06E5885.png" manifest:media-type="image/png"/>
  <manifest:file-entry manifest:full-path="Pictures/100002010000009400000055FEAA3ED09D08A918.png" manifest:media-type="image/png"/>
  <manifest:file-entry manifest:full-path="Pictures/100002010000009700000054E95BEAEFC1620FC0.png" manifest:media-type="image/png"/>
  <manifest:file-entry manifest:full-path="Pictures/10000201000000BB00000081FF2DD785FB4FAB9F.png" manifest:media-type="image/png"/>
  <manifest:file-entry manifest:full-path="Pictures/10000201000000B60000006F3BF3DB20E6E5971F.png" manifest:media-type="image/png"/>
  <manifest:file-entry manifest:full-path="Pictures/100002010000014E0000016A9CC7AF9D93B3295E.png" manifest:media-type="image/png"/>
  <manifest:file-entry manifest:full-path="Pictures/1000020100000111000000AFDF2AFF30A8411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0d20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Text_20_body">
      <style:text-properties officeooo:rsid="03adbeb0" officeooo:paragraph-rsid="03adbeb0"/>
    </style:style>
    <style:style style:name="P16" style:family="paragraph" style:parent-style-name="Text_20_body">
      <style:text-properties officeooo:paragraph-rsid="03adbeb0"/>
    </style:style>
    <style:style style:name="P17" style:family="paragraph" style:parent-style-name="Text_20_body">
      <style:text-properties officeooo:rsid="03b0d202" officeooo:paragraph-rsid="03b0d202"/>
    </style:style>
    <style:style style:name="P18"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cf227"/>
    </style:style>
    <style:style style:name="P20" style:family="paragraph" style:parent-style-name="Heading_20_4">
      <style:text-properties officeooo:paragraph-rsid="03adbeb0"/>
    </style:style>
    <style:style style:name="P21" style:family="paragraph" style:parent-style-name="Horizontal_20_Line">
      <style:paragraph-properties>
        <style:tab-stops>
          <style:tab-stop style:position="17.595cm"/>
        </style:tab-stops>
      </style:paragraph-properties>
    </style:style>
    <style:style style:name="P22" style:family="paragraph" style:parent-style-name="Horizontal_20_Line">
      <style:text-properties officeooo:paragraph-rsid="03adbeb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30" style:family="paragraph" style:parent-style-name="Text_20_body">
      <style:paragraph-properties fo:margin-top="0cm" fo:margin-bottom="0cm" style:contextual-spacing="false"/>
      <style:text-properties officeooo:paragraph-rsid="03b0d202"/>
    </style:style>
    <style:style style:name="P3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style:contextual-spacing="false"/>
      <style:text-properties officeooo:paragraph-rsid="035f80d2"/>
    </style:style>
    <style:style style:name="P33" style:family="paragraph" style:parent-style-name="Heading_20_2">
      <style:text-properties officeooo:paragraph-rsid="03adbeb0"/>
    </style:style>
    <style:style style:name="P34" style:family="paragraph" style:parent-style-name="Heading_20_3">
      <style:text-properties officeooo:paragraph-rsid="03adbeb0"/>
    </style:style>
    <style:style style:name="P35" style:family="paragraph" style:parent-style-name="Heading_20_3">
      <style:text-properties officeooo:paragraph-rsid="039cf227"/>
    </style:style>
    <style:style style:name="P36"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 style:font-size-complex="11.8999996185303pt" style:font-weight-complex="bold"/>
    </style:style>
    <style:style style:name="P37" style:family="paragraph" style:parent-style-name="Heading_20_6">
      <style:text-properties officeooo:paragraph-rsid="03b0d20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913a"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style:font-name="Albany" fo:font-size="11.8999996185303pt" fo:font-weight="bold" officeooo:rsid="03b0d202" style:font-name-asian="Microsoft YaHei" style:font-size-asian="11.8999996185303pt" style:font-weight-asian="bold" style:font-name-complex="Mangal" style:font-size-complex="11.8999996185303pt" style:font-weight-complex="bold"/>
    </style:style>
    <style:style style:name="T15" style:family="text">
      <style:text-properties officeooo:rsid="00a7279d"/>
    </style:style>
    <style:style style:name="T16" style:family="text">
      <style:text-properties officeooo:rsid="039831bb"/>
    </style:style>
    <style:style style:name="T17" style:family="text">
      <style:text-properties officeooo:rsid="039a17da"/>
    </style:style>
    <style:style style:name="T18" style:family="text">
      <style:text-properties officeooo:rsid="039b7467"/>
    </style:style>
    <style:style style:name="T19" style:family="text">
      <style:text-properties officeooo:rsid="03a33e90"/>
    </style:style>
    <style:style style:name="T20" style:family="text">
      <style:text-properties officeooo:rsid="03a52ef1"/>
    </style:style>
    <style:style style:name="T21" style:family="text">
      <style:text-properties officeooo:rsid="03adbeb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32"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29"><text:s/>12.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4"><text:a xlink:type="simple" xlink:href="#__RefHeading___Toc1788_3953627043" text:style-name="Index_20_Link" text:visited-style-name="Index_20_Link">Channel Key<text:tab/>7</text:a></text:p>
          <text:p text:style-name="P24"><text:a xlink:type="simple" xlink:href="#__RefHeading___Toc1790_3953627043" text:style-name="Index_20_Link" text:visited-style-name="Index_20_Link">Chroma Key<text:tab/>8</text:a></text:p>
          <text:p text:style-name="P24"><text:a xlink:type="simple" xlink:href="#__RefHeading___Toc1792_3953627043" text:style-name="Index_20_Link" text:visited-style-name="Index_20_Link">Color Key<text:tab/>8</text:a></text:p>
          <text:p text:style-name="P24"><text:a xlink:type="simple" xlink:href="#__RefHeading___Toc1794_3953627043" text:style-name="Index_20_Link" text:visited-style-name="Index_20_Link">Color Spill<text:tab/>9</text:a></text:p>
          <text:p text:style-name="P24"><text:a xlink:type="simple" xlink:href="#__RefHeading___Toc1796_39536270431" text:style-name="Index_20_Link" text:visited-style-name="Index_20_Link">Cryptomatte<text:tab/>10</text:a></text:p>
          <text:p text:style-name="P24"><text:a xlink:type="simple" xlink:href="#__RefHeading___Toc1796_3953627043" text:style-name="Index_20_Link" text:visited-style-name="Index_20_Link">Cryptomatte (Legacy)<text:tab/>12</text:a></text:p>
          <text:p text:style-name="P24"><text:a xlink:type="simple" xlink:href="#__RefHeading___Toc1600_3220521599" text:style-name="Index_20_Link" text:visited-style-name="Index_20_Link">Difference Key<text:tab/>13</text:a></text:p>
          <text:p text:style-name="P24"><text:a xlink:type="simple" xlink:href="#__RefHeading___Toc1664_3220521599" text:style-name="Index_20_Link" text:visited-style-name="Index_20_Link">Distance Key<text:tab/>14</text:a></text:p>
          <text:p text:style-name="P24"><text:a xlink:type="simple" xlink:href="#__RefHeading___Toc1666_3220521599" text:style-name="Index_20_Link" text:visited-style-name="Index_20_Link">Ellipse Mask<text:tab/>15</text:a></text:p>
          <text:p text:style-name="P24"><text:a xlink:type="simple" xlink:href="#__RefHeading___Toc1668_3220521599" text:style-name="Index_20_Link" text:visited-style-name="Index_20_Link">Keying Node<text:tab/>17</text:a></text:p>
          <text:p text:style-name="P24"><text:a xlink:type="simple" xlink:href="#__RefHeading___Toc1670_3220521599" text:style-name="Index_20_Link" text:visited-style-name="Index_20_Link">Keying Screen<text:tab/>19</text:a></text:p>
          <text:p text:style-name="P24"><text:a xlink:type="simple" xlink:href="#__RefHeading___Toc1672_3220521599" text:style-name="Index_20_Link" text:visited-style-name="Index_20_Link">Luminance Key<text:tab/>20</text:a></text:p>
        </text:index-body>
      </text:table-of-content>
      <text:p text:style-name="P6"/>
      <table:table table:name="Tabelle4" table:style-name="Tabelle4">
        <table:table-column table:style-name="Tabelle4.A"/>
        <table:table-row table:style-name="TableLine1844648195872">
          <table:table-cell table:style-name="Tabelle4.A1" office:value-type="string">
            <text:h text:style-name="P31"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5"><text:a xlink:type="simple" xlink:href="#__RefHeading___Toc1798_3953627043" text:style-name="Index_20_Link" text:visited-style-name="Index_20_Link">Inputs<text:tab/>5</text:a></text:p>
          <text:p text:style-name="P26"><text:a xlink:type="simple" xlink:href="#__RefHeading___Toc1800_3953627043" text:style-name="Index_20_Link" text:visited-style-name="Index_20_Link">Mask<text:tab/>5</text:a></text:p>
          <text:p text:style-name="P26"><text:a xlink:type="simple" xlink:href="#__RefHeading___Toc1802_3953627043" text:style-name="Index_20_Link" text:visited-style-name="Index_20_Link">Value<text:tab/>5</text:a></text:p>
          <text:p text:style-name="P25"><text:a xlink:type="simple" xlink:href="#__RefHeading___Toc1804_3953627043" text:style-name="Index_20_Link" text:visited-style-name="Index_20_Link">Properties<text:tab/>6</text:a></text:p>
          <text:p text:style-name="P26"><text:a xlink:type="simple" xlink:href="#__RefHeading___Toc1806_3953627043" text:style-name="Index_20_Link" text:visited-style-name="Index_20_Link">X, Y<text:tab/>6</text:a></text:p>
          <text:p text:style-name="P26"><text:a xlink:type="simple" xlink:href="#__RefHeading___Toc1808_3953627043" text:style-name="Index_20_Link" text:visited-style-name="Index_20_Link">Width<text:tab/>6</text:a></text:p>
          <text:p text:style-name="P26"><text:a xlink:type="simple" xlink:href="#__RefHeading___Toc1810_3953627043" text:style-name="Index_20_Link" text:visited-style-name="Index_20_Link">Height<text:tab/>6</text:a></text:p>
          <text:p text:style-name="P26"><text:a xlink:type="simple" xlink:href="#__RefHeading___Toc1812_3953627043" text:style-name="Index_20_Link" text:visited-style-name="Index_20_Link">Rotation<text:tab/>6</text:a></text:p>
          <text:p text:style-name="P26"><text:a xlink:type="simple" xlink:href="#__RefHeading___Toc1814_3953627043" text:style-name="Index_20_Link" text:visited-style-name="Index_20_Link">Mask Type<text:tab/>6</text:a></text:p>
          <text:p text:style-name="P27"><text:a xlink:type="simple" xlink:href="#__RefHeading___Toc1816_3953627043" text:style-name="Index_20_Link" text:visited-style-name="Index_20_Link">Add<text:tab/>6</text:a></text:p>
          <text:p text:style-name="P27"><text:a xlink:type="simple" xlink:href="#__RefHeading___Toc1818_3953627043" text:style-name="Index_20_Link" text:visited-style-name="Index_20_Link">Subtract<text:tab/>6</text:a></text:p>
          <text:p text:style-name="P27"><text:a xlink:type="simple" xlink:href="#__RefHeading___Toc1820_3953627043" text:style-name="Index_20_Link" text:visited-style-name="Index_20_Link">Not<text:tab/>6</text:a></text:p>
          <text:p text:style-name="P25"><text:a xlink:type="simple" xlink:href="#__RefHeading___Toc1822_3953627043" text:style-name="Index_20_Link" text:visited-style-name="Index_20_Link">Outputs<text:tab/>6</text:a></text:p>
          <text:p text:style-name="P26"><text:a xlink:type="simple" xlink:href="#__RefHeading___Toc1824_3953627043" text:style-name="Index_20_Link" text:visited-style-name="Index_20_Link">Mask<text:tab/>6</text:a></text:p>
          <text:p text:style-name="P24"><text:a xlink:type="simple" xlink:href="#__RefHeading___Toc1788_3953627043" text:style-name="Index_20_Link" text:visited-style-name="Index_20_Link">Channel Key<text:tab/>7</text:a></text:p>
          <text:p text:style-name="P25"><text:a xlink:type="simple" xlink:href="#__RefHeading___Toc1826_3953627043" text:style-name="Index_20_Link" text:visited-style-name="Index_20_Link">Inputs<text:tab/>7</text:a></text:p>
          <text:p text:style-name="P26"><text:a xlink:type="simple" xlink:href="#__RefHeading___Toc1828_3953627043" text:style-name="Index_20_Link" text:visited-style-name="Index_20_Link">Image<text:tab/>7</text:a></text:p>
          <text:p text:style-name="P25"><text:a xlink:type="simple" xlink:href="#__RefHeading___Toc1830_3953627043" text:style-name="Index_20_Link" text:visited-style-name="Index_20_Link">Properties<text:tab/>7</text:a></text:p>
          <text:p text:style-name="P26"><text:a xlink:type="simple" xlink:href="#__RefHeading___Toc1832_3953627043" text:style-name="Index_20_Link" text:visited-style-name="Index_20_Link">Color Space<text:tab/>7</text:a></text:p>
          <text:p text:style-name="P26"><text:a xlink:type="simple" xlink:href="#__RefHeading___Toc1834_3953627043" text:style-name="Index_20_Link" text:visited-style-name="Index_20_Link">Key channel<text:tab/>7</text:a></text:p>
          <text:p text:style-name="P26"><text:a xlink:type="simple" xlink:href="#__RefHeading___Toc1836_3953627043" text:style-name="Index_20_Link" text:visited-style-name="Index_20_Link">Algorithm<text:tab/>7</text:a></text:p>
          <text:p text:style-name="P26"><text:a xlink:type="simple" xlink:href="#__RefHeading___Toc1838_3953627043" text:style-name="Index_20_Link" text:visited-style-name="Index_20_Link">Limit<text:tab/>7</text:a></text:p>
          <text:p text:style-name="P27"><text:a xlink:type="simple" xlink:href="#__RefHeading___Toc1840_3953627043" text:style-name="Index_20_Link" text:visited-style-name="Index_20_Link">High<text:tab/>7</text:a></text:p>
          <text:p text:style-name="P27"><text:soft-page-break/><text:a xlink:type="simple" xlink:href="#__RefHeading___Toc1842_3953627043" text:style-name="Index_20_Link" text:visited-style-name="Index_20_Link">Low<text:tab/>7</text:a></text:p>
          <text:p text:style-name="P25"><text:a xlink:type="simple" xlink:href="#__RefHeading___Toc1844_3953627043" text:style-name="Index_20_Link" text:visited-style-name="Index_20_Link">Outputs<text:tab/>7</text:a></text:p>
          <text:p text:style-name="P26"><text:a xlink:type="simple" xlink:href="#__RefHeading___Toc1846_3953627043" text:style-name="Index_20_Link" text:visited-style-name="Index_20_Link">Image<text:tab/>7</text:a></text:p>
          <text:p text:style-name="P26"><text:a xlink:type="simple" xlink:href="#__RefHeading___Toc1848_3953627043" text:style-name="Index_20_Link" text:visited-style-name="Index_20_Link">Matte<text:tab/>7</text:a></text:p>
          <text:p text:style-name="P24"><text:a xlink:type="simple" xlink:href="#__RefHeading___Toc1790_3953627043" text:style-name="Index_20_Link" text:visited-style-name="Index_20_Link">Chroma Key<text:tab/>8</text:a></text:p>
          <text:p text:style-name="P25"><text:a xlink:type="simple" xlink:href="#__RefHeading___Toc1850_3953627043" text:style-name="Index_20_Link" text:visited-style-name="Index_20_Link">Inputs<text:tab/>8</text:a></text:p>
          <text:p text:style-name="P26"><text:a xlink:type="simple" xlink:href="#__RefHeading___Toc1852_3953627043" text:style-name="Index_20_Link" text:visited-style-name="Index_20_Link">Image<text:tab/>8</text:a></text:p>
          <text:p text:style-name="P26"><text:a xlink:type="simple" xlink:href="#__RefHeading___Toc1854_3953627043" text:style-name="Index_20_Link" text:visited-style-name="Index_20_Link">Key Color<text:tab/>8</text:a></text:p>
          <text:p text:style-name="P25"><text:a xlink:type="simple" xlink:href="#__RefHeading___Toc1856_3953627043" text:style-name="Index_20_Link" text:visited-style-name="Index_20_Link">Properties<text:tab/>8</text:a></text:p>
          <text:p text:style-name="P26"><text:a xlink:type="simple" xlink:href="#__RefHeading___Toc1858_3953627043" text:style-name="Index_20_Link" text:visited-style-name="Index_20_Link">Acceptance<text:tab/>8</text:a></text:p>
          <text:p text:style-name="P26"><text:a xlink:type="simple" xlink:href="#__RefHeading___Toc1860_3953627043" text:style-name="Index_20_Link" text:visited-style-name="Index_20_Link">Cutoff<text:tab/>8</text:a></text:p>
          <text:p text:style-name="P26"><text:a xlink:type="simple" xlink:href="#__RefHeading___Toc1862_3953627043" text:style-name="Index_20_Link" text:visited-style-name="Index_20_Link">Falloff<text:tab/>8</text:a></text:p>
          <text:p text:style-name="P25"><text:a xlink:type="simple" xlink:href="#__RefHeading___Toc1864_3953627043" text:style-name="Index_20_Link" text:visited-style-name="Index_20_Link">Outputs<text:tab/>8</text:a></text:p>
          <text:p text:style-name="P26"><text:a xlink:type="simple" xlink:href="#__RefHeading___Toc1866_3953627043" text:style-name="Index_20_Link" text:visited-style-name="Index_20_Link">Image<text:tab/>8</text:a></text:p>
          <text:p text:style-name="P26"><text:a xlink:type="simple" xlink:href="#__RefHeading___Toc1868_3953627043" text:style-name="Index_20_Link" text:visited-style-name="Index_20_Link">Matte<text:tab/>8</text:a></text:p>
          <text:p text:style-name="P24"><text:a xlink:type="simple" xlink:href="#__RefHeading___Toc1792_3953627043" text:style-name="Index_20_Link" text:visited-style-name="Index_20_Link">Color Key<text:tab/>8</text:a></text:p>
          <text:p text:style-name="P25"><text:a xlink:type="simple" xlink:href="#__RefHeading___Toc1870_3953627043" text:style-name="Index_20_Link" text:visited-style-name="Index_20_Link">Inputs<text:tab/>9</text:a></text:p>
          <text:p text:style-name="P26"><text:a xlink:type="simple" xlink:href="#__RefHeading___Toc1872_3953627043" text:style-name="Index_20_Link" text:visited-style-name="Index_20_Link">Image<text:tab/>9</text:a></text:p>
          <text:p text:style-name="P25"><text:a xlink:type="simple" xlink:href="#__RefHeading___Toc1874_3953627043" text:style-name="Index_20_Link" text:visited-style-name="Index_20_Link">Properties<text:tab/>9</text:a></text:p>
          <text:p text:style-name="P26"><text:a xlink:type="simple" xlink:href="#__RefHeading___Toc1876_3953627043" text:style-name="Index_20_Link" text:visited-style-name="Index_20_Link">Color<text:tab/>9</text:a></text:p>
          <text:p text:style-name="P25"><text:a xlink:type="simple" xlink:href="#__RefHeading___Toc1878_3953627043" text:style-name="Index_20_Link" text:visited-style-name="Index_20_Link">Outputs<text:tab/>9</text:a></text:p>
          <text:p text:style-name="P26"><text:a xlink:type="simple" xlink:href="#__RefHeading___Toc1880_3953627043" text:style-name="Index_20_Link" text:visited-style-name="Index_20_Link">Image<text:tab/>9</text:a></text:p>
          <text:p text:style-name="P26"><text:a xlink:type="simple" xlink:href="#__RefHeading___Toc1882_3953627043" text:style-name="Index_20_Link" text:visited-style-name="Index_20_Link">Matte<text:tab/>9</text:a></text:p>
          <text:p text:style-name="P24"><text:a xlink:type="simple" xlink:href="#__RefHeading___Toc1794_3953627043" text:style-name="Index_20_Link" text:visited-style-name="Index_20_Link">Color Spill<text:tab/>9</text:a></text:p>
          <text:p text:style-name="P25"><text:a xlink:type="simple" xlink:href="#__RefHeading___Toc1884_3953627043" text:style-name="Index_20_Link" text:visited-style-name="Index_20_Link">Inputs<text:tab/>9</text:a></text:p>
          <text:p text:style-name="P26"><text:a xlink:type="simple" xlink:href="#__RefHeading___Toc1886_3953627043" text:style-name="Index_20_Link" text:visited-style-name="Index_20_Link">Image<text:tab/>9</text:a></text:p>
          <text:p text:style-name="P26"><text:a xlink:type="simple" xlink:href="#__RefHeading___Toc1888_3953627043" text:style-name="Index_20_Link" text:visited-style-name="Index_20_Link">Factor<text:tab/>9</text:a></text:p>
          <text:p text:style-name="P25"><text:a xlink:type="simple" xlink:href="#__RefHeading___Toc1890_3953627043" text:style-name="Index_20_Link" text:visited-style-name="Index_20_Link">Properties<text:tab/>10</text:a></text:p>
          <text:p text:style-name="P26"><text:a xlink:type="simple" xlink:href="#__RefHeading___Toc1892_3953627043" text:style-name="Index_20_Link" text:visited-style-name="Index_20_Link">Despill Channel<text:tab/>10</text:a></text:p>
          <text:p text:style-name="P26"><text:a xlink:type="simple" xlink:href="#__RefHeading___Toc1894_3953627043" text:style-name="Index_20_Link" text:visited-style-name="Index_20_Link">Algorithm<text:tab/>10</text:a></text:p>
          <text:p text:style-name="P26"><text:a xlink:type="simple" xlink:href="#__RefHeading___Toc1896_3953627043" text:style-name="Index_20_Link" text:visited-style-name="Index_20_Link">Limiting Channel<text:tab/>10</text:a></text:p>
          <text:p text:style-name="P27"><text:a xlink:type="simple" xlink:href="#__RefHeading___Toc1898_3953627043" text:style-name="Index_20_Link" text:visited-style-name="Index_20_Link">R, G, B<text:tab/>10</text:a></text:p>
          <text:p text:style-name="P26"><text:a xlink:type="simple" xlink:href="#__RefHeading___Toc1900_3953627043" text:style-name="Index_20_Link" text:visited-style-name="Index_20_Link">Ratio<text:tab/>10</text:a></text:p>
          <text:p text:style-name="P26"><text:a xlink:type="simple" xlink:href="#__RefHeading___Toc1902_3953627043" text:style-name="Index_20_Link" text:visited-style-name="Index_20_Link">Unspill<text:tab/>10</text:a></text:p>
          <text:p text:style-name="P27"><text:a xlink:type="simple" xlink:href="#__RefHeading___Toc1904_3953627043" text:style-name="Index_20_Link" text:visited-style-name="Index_20_Link">R, G, B<text:tab/>10</text:a></text:p>
          <text:p text:style-name="P25"><text:a xlink:type="simple" xlink:href="#__RefHeading___Toc1906_3953627043" text:style-name="Index_20_Link" text:visited-style-name="Index_20_Link">Outputs<text:tab/>10</text:a></text:p>
          <text:p text:style-name="P26"><text:a xlink:type="simple" xlink:href="#__RefHeading___Toc1908_3953627043" text:style-name="Index_20_Link" text:visited-style-name="Index_20_Link">Image<text:tab/>10</text:a></text:p>
          <text:p text:style-name="P24"><text:a xlink:type="simple" xlink:href="#__RefHeading___Toc1796_39536270431" text:style-name="Index_20_Link" text:visited-style-name="Index_20_Link">Cryptomatte<text:tab/>10</text:a></text:p>
          <text:p text:style-name="P25"><text:a xlink:type="simple" xlink:href="#__RefHeading___Toc1607_32205215991" text:style-name="Index_20_Link" text:visited-style-name="Index_20_Link">Usage<text:tab/>10</text:a></text:p>
          <text:p text:style-name="P25"><text:a xlink:type="simple" xlink:href="#__RefHeading___Toc1611_32205215991" text:style-name="Index_20_Link" text:visited-style-name="Index_20_Link">Inputs<text:tab/>11</text:a></text:p>
          <text:p text:style-name="P26"><text:a xlink:type="simple" xlink:href="#__RefHeading___Toc1613_32205215991" text:style-name="Index_20_Link" text:visited-style-name="Index_20_Link">Image<text:tab/>11</text:a></text:p>
          <text:p text:style-name="P25"><text:a xlink:type="simple" xlink:href="#__RefHeading___Toc1617_32205215991" text:style-name="Index_20_Link" text:visited-style-name="Index_20_Link">Properties<text:tab/>11</text:a></text:p>
          <text:p text:style-name="P26"><text:a xlink:type="simple" xlink:href="#__RefHeading___Toc2832_2272721201" text:style-name="Index_20_Link" text:visited-style-name="Index_20_Link">Render / Image<text:tab/>11</text:a></text:p>
          <text:p text:style-name="P27"><text:a xlink:type="simple" xlink:href="#__RefHeading___Toc2834_2272721201" text:style-name="Index_20_Link" text:visited-style-name="Index_20_Link">Render<text:tab/>11</text:a></text:p>
          <text:p text:style-name="P28"><text:a xlink:type="simple" xlink:href="#__RefHeading___Toc2836_2272721201" text:style-name="Index_20_Link" text:visited-style-name="Index_20_Link">Scene Property<text:tab/>11</text:a></text:p>
          <text:p text:style-name="P28"><text:a xlink:type="simple" xlink:href="#__RefHeading___Toc2838_2272721201" text:style-name="Index_20_Link" text:visited-style-name="Index_20_Link">Cryptomatte Layer<text:tab/>11</text:a></text:p>
          <text:p text:style-name="P27"><text:a xlink:type="simple" xlink:href="#__RefHeading___Toc2840_2272721201" text:style-name="Index_20_Link" text:visited-style-name="Index_20_Link">Image<text:tab/>11</text:a></text:p>
          <text:p text:style-name="P28"><text:a xlink:type="simple" xlink:href="#__RefHeading___Toc2842_2272721201" text:style-name="Index_20_Link" text:visited-style-name="Index_20_Link">Image</text:a><text:a xlink:type="simple" xlink:href="#__RefHeading___Toc2842_2272721201" text:style-name="Index_20_Link" text:visited-style-name="Index_20_Link"> Property<text:tab/>11</text:a></text:p>
          <text:p text:style-name="P28"><text:a xlink:type="simple" xlink:href="#__RefHeading___Toc2844_2272721201" text:style-name="Index_20_Link" text:visited-style-name="Index_20_Link">Cryptomatte Layer<text:tab/>11</text:a></text:p>
          <text:p text:style-name="P26"><text:a xlink:type="simple" xlink:href="#__RefHeading___Toc1621_32205215991" text:style-name="Index_20_Link" text:visited-style-name="Index_20_Link">Matte ID<text:tab/>11</text:a></text:p>
          <text:p text:style-name="P25"><text:a xlink:type="simple" xlink:href="#__RefHeading___Toc1623_32205215991" text:style-name="Index_20_Link" text:visited-style-name="Index_20_Link">Outputs<text:tab/>11</text:a></text:p>
          <text:p text:style-name="P26"><text:a xlink:type="simple" xlink:href="#__RefHeading___Toc1625_32205215991" text:style-name="Index_20_Link" text:visited-style-name="Index_20_Link">Image<text:tab/>11</text:a></text:p>
          <text:p text:style-name="P26"><text:a xlink:type="simple" xlink:href="#__RefHeading___Toc1627_32205215991" text:style-name="Index_20_Link" text:visited-style-name="Index_20_Link">Matte<text:tab/>11</text:a></text:p>
          <text:p text:style-name="P26"><text:soft-page-break/><text:a xlink:type="simple" xlink:href="#__RefHeading___Toc1629_32205215991" text:style-name="Index_20_Link" text:visited-style-name="Index_20_Link">Pick<text:tab/>11</text:a></text:p>
          <text:p text:style-name="P24"><text:a xlink:type="simple" xlink:href="#__RefHeading___Toc1796_3953627043" text:style-name="Index_20_Link" text:visited-style-name="Index_20_Link">Cryptomatte (Legacy)<text:tab/>12</text:a></text:p>
          <text:p text:style-name="P25"><text:a xlink:type="simple" xlink:href="#__RefHeading___Toc1607_3220521599" text:style-name="Index_20_Link" text:visited-style-name="Index_20_Link">Usage<text:tab/>12</text:a></text:p>
          <text:p text:style-name="P26"><text:a xlink:type="simple" xlink:href="#__RefHeading___Toc1609_3220521599" text:style-name="Index_20_Link" text:visited-style-name="Index_20_Link">Adding/Removing Layers<text:tab/>12</text:a></text:p>
          <text:p text:style-name="P25"><text:a xlink:type="simple" xlink:href="#__RefHeading___Toc1611_3220521599" text:style-name="Index_20_Link" text:visited-style-name="Index_20_Link">Inputs<text:tab/>12</text:a></text:p>
          <text:p text:style-name="P26"><text:a xlink:type="simple" xlink:href="#__RefHeading___Toc1613_3220521599" text:style-name="Index_20_Link" text:visited-style-name="Index_20_Link">Image<text:tab/>12</text:a></text:p>
          <text:p text:style-name="P26"><text:a xlink:type="simple" xlink:href="#__RefHeading___Toc1615_3220521599" text:style-name="Index_20_Link" text:visited-style-name="Index_20_Link">Crypto Passes<text:tab/>12</text:a></text:p>
          <text:p text:style-name="P25"><text:a xlink:type="simple" xlink:href="#__RefHeading___Toc1617_3220521599" text:style-name="Index_20_Link" text:visited-style-name="Index_20_Link">Properties<text:tab/>12</text:a></text:p>
          <text:p text:style-name="P26"><text:a xlink:type="simple" xlink:href="#__RefHeading___Toc1619_3220521599" text:style-name="Index_20_Link" text:visited-style-name="Index_20_Link">Add/Remove<text:tab/>12</text:a></text:p>
          <text:p text:style-name="P26"><text:a xlink:type="simple" xlink:href="#__RefHeading___Toc1621_3220521599" text:style-name="Index_20_Link" text:visited-style-name="Index_20_Link">Matte ID<text:tab/>13</text:a></text:p>
          <text:p text:style-name="P25"><text:a xlink:type="simple" xlink:href="#__RefHeading___Toc1623_3220521599" text:style-name="Index_20_Link" text:visited-style-name="Index_20_Link">Outputs<text:tab/>13</text:a></text:p>
          <text:p text:style-name="P26"><text:a xlink:type="simple" xlink:href="#__RefHeading___Toc1625_3220521599" text:style-name="Index_20_Link" text:visited-style-name="Index_20_Link">Image<text:tab/>13</text:a></text:p>
          <text:p text:style-name="P26"><text:a xlink:type="simple" xlink:href="#__RefHeading___Toc1627_3220521599" text:style-name="Index_20_Link" text:visited-style-name="Index_20_Link">Matte<text:tab/>13</text:a></text:p>
          <text:p text:style-name="P26"><text:a xlink:type="simple" xlink:href="#__RefHeading___Toc1629_3220521599" text:style-name="Index_20_Link" text:visited-style-name="Index_20_Link">Pick<text:tab/>13</text:a></text:p>
          <text:p text:style-name="P24"><text:a xlink:type="simple" xlink:href="#__RefHeading___Toc1600_3220521599" text:style-name="Index_20_Link" text:visited-style-name="Index_20_Link">Difference Key<text:tab/>13</text:a></text:p>
          <text:p text:style-name="P25"><text:a xlink:type="simple" xlink:href="#__RefHeading___Toc1631_3220521599" text:style-name="Index_20_Link" text:visited-style-name="Index_20_Link">Inputs<text:tab/>13</text:a></text:p>
          <text:p text:style-name="P26"><text:a xlink:type="simple" xlink:href="#__RefHeading___Toc1633_3220521599" text:style-name="Index_20_Link" text:visited-style-name="Index_20_Link">Image<text:tab/>13</text:a></text:p>
          <text:p text:style-name="P26"><text:a xlink:type="simple" xlink:href="#__RefHeading___Toc1635_3220521599" text:style-name="Index_20_Link" text:visited-style-name="Index_20_Link">Image<text:tab/>13</text:a></text:p>
          <text:p text:style-name="P25"><text:a xlink:type="simple" xlink:href="#__RefHeading___Toc1637_3220521599" text:style-name="Index_20_Link" text:visited-style-name="Index_20_Link">Properties<text:tab/>13</text:a></text:p>
          <text:p text:style-name="P26"><text:a xlink:type="simple" xlink:href="#__RefHeading___Toc1639_3220521599" text:style-name="Index_20_Link" text:visited-style-name="Index_20_Link">Tolerance<text:tab/>13</text:a></text:p>
          <text:p text:style-name="P26"><text:a xlink:type="simple" xlink:href="#__RefHeading___Toc1641_3220521599" text:style-name="Index_20_Link" text:visited-style-name="Index_20_Link">Falloff<text:tab/>13</text:a></text:p>
          <text:p text:style-name="P25"><text:a xlink:type="simple" xlink:href="#__RefHeading___Toc1643_3220521599" text:style-name="Index_20_Link" text:visited-style-name="Index_20_Link">Outputs<text:tab/>13</text:a></text:p>
          <text:p text:style-name="P26"><text:a xlink:type="simple" xlink:href="#__RefHeading___Toc1645_3220521599" text:style-name="Index_20_Link" text:visited-style-name="Index_20_Link">Image<text:tab/>13</text:a></text:p>
          <text:p text:style-name="P26"><text:a xlink:type="simple" xlink:href="#__RefHeading___Toc1647_3220521599" text:style-name="Index_20_Link" text:visited-style-name="Index_20_Link">Matte<text:tab/>14</text:a></text:p>
          <text:p text:style-name="P24"><text:a xlink:type="simple" xlink:href="#__RefHeading___Toc1664_3220521599" text:style-name="Index_20_Link" text:visited-style-name="Index_20_Link">Distance Key<text:tab/>14</text:a></text:p>
          <text:p text:style-name="P25"><text:a xlink:type="simple" xlink:href="#__RefHeading___Toc1674_3220521599" text:style-name="Index_20_Link" text:visited-style-name="Index_20_Link">Inputs<text:tab/>14</text:a></text:p>
          <text:p text:style-name="P26"><text:a xlink:type="simple" xlink:href="#__RefHeading___Toc1676_3220521599" text:style-name="Index_20_Link" text:visited-style-name="Index_20_Link">Image<text:tab/>14</text:a></text:p>
          <text:p text:style-name="P26"><text:a xlink:type="simple" xlink:href="#__RefHeading___Toc1678_3220521599" text:style-name="Index_20_Link" text:visited-style-name="Index_20_Link">Key Color<text:tab/>14</text:a></text:p>
          <text:p text:style-name="P25"><text:a xlink:type="simple" xlink:href="#__RefHeading___Toc1680_3220521599" text:style-name="Index_20_Link" text:visited-style-name="Index_20_Link">Properties<text:tab/>14</text:a></text:p>
          <text:p text:style-name="P26"><text:a xlink:type="simple" xlink:href="#__RefHeading___Toc1682_3220521599" text:style-name="Index_20_Link" text:visited-style-name="Index_20_Link">Tolerance<text:tab/>14</text:a></text:p>
          <text:p text:style-name="P26"><text:a xlink:type="simple" xlink:href="#__RefHeading___Toc1684_3220521599" text:style-name="Index_20_Link" text:visited-style-name="Index_20_Link">Falloff<text:tab/>14</text:a></text:p>
          <text:p text:style-name="P26"><text:a xlink:type="simple" xlink:href="#__RefHeading___Toc1686_3220521599" text:style-name="Index_20_Link" text:visited-style-name="Index_20_Link">Color Space<text:tab/>14</text:a></text:p>
          <text:p text:style-name="P25"><text:a xlink:type="simple" xlink:href="#__RefHeading___Toc1688_3220521599" text:style-name="Index_20_Link" text:visited-style-name="Index_20_Link">Outputs<text:tab/>14</text:a></text:p>
          <text:p text:style-name="P26"><text:a xlink:type="simple" xlink:href="#__RefHeading___Toc1690_3220521599" text:style-name="Index_20_Link" text:visited-style-name="Index_20_Link">Image<text:tab/>14</text:a></text:p>
          <text:p text:style-name="P26"><text:a xlink:type="simple" xlink:href="#__RefHeading___Toc1692_3220521599" text:style-name="Index_20_Link" text:visited-style-name="Index_20_Link">Matte<text:tab/>14</text:a></text:p>
          <text:p text:style-name="P26"><text:a xlink:type="simple" xlink:href="#__RefHeading___Toc1694_3220521599" text:style-name="Index_20_Link" text:visited-style-name="Index_20_Link">Double Edge Mask<text:tab/>15</text:a></text:p>
          <text:p text:style-name="P25"><text:a xlink:type="simple" xlink:href="#__RefHeading___Toc1696_3220521599" text:style-name="Index_20_Link" text:visited-style-name="Index_20_Link">Inputs<text:tab/>15</text:a></text:p>
          <text:p text:style-name="P26"><text:a xlink:type="simple" xlink:href="#__RefHeading___Toc1698_3220521599" text:style-name="Index_20_Link" text:visited-style-name="Index_20_Link">Inner Mask<text:tab/>15</text:a></text:p>
          <text:p text:style-name="P26"><text:a xlink:type="simple" xlink:href="#__RefHeading___Toc1700_3220521599" text:style-name="Index_20_Link" text:visited-style-name="Index_20_Link">Outer Mask<text:tab/>15</text:a></text:p>
          <text:p text:style-name="P25"><text:a xlink:type="simple" xlink:href="#__RefHeading___Toc1702_3220521599" text:style-name="Index_20_Link" text:visited-style-name="Index_20_Link">Properties<text:tab/>15</text:a></text:p>
          <text:p text:style-name="P26"><text:a xlink:type="simple" xlink:href="#__RefHeading___Toc1704_3220521599" text:style-name="Index_20_Link" text:visited-style-name="Index_20_Link">Inner Edge<text:tab/>15</text:a></text:p>
          <text:p text:style-name="P27"><text:a xlink:type="simple" xlink:href="#__RefHeading___Toc1706_3220521599" text:style-name="Index_20_Link" text:visited-style-name="Index_20_Link">All<text:tab/>15</text:a></text:p>
          <text:p text:style-name="P27"><text:a xlink:type="simple" xlink:href="#__RefHeading___Toc1708_3220521599" text:style-name="Index_20_Link" text:visited-style-name="Index_20_Link">Adjacent Only<text:tab/>15</text:a></text:p>
          <text:p text:style-name="P26"><text:a xlink:type="simple" xlink:href="#__RefHeading___Toc1710_3220521599" text:style-name="Index_20_Link" text:visited-style-name="Index_20_Link">Buffer Edge<text:tab/>15</text:a></text:p>
          <text:p text:style-name="P27"><text:a xlink:type="simple" xlink:href="#__RefHeading___Toc1712_3220521599" text:style-name="Index_20_Link" text:visited-style-name="Index_20_Link">Keep In<text:tab/>15</text:a></text:p>
          <text:p text:style-name="P27"><text:a xlink:type="simple" xlink:href="#__RefHeading___Toc1714_3220521599" text:style-name="Index_20_Link" text:visited-style-name="Index_20_Link">Bleed Out<text:tab/>15</text:a></text:p>
          <text:p text:style-name="P25"><text:a xlink:type="simple" xlink:href="#__RefHeading___Toc1716_3220521599" text:style-name="Index_20_Link" text:visited-style-name="Index_20_Link">Outputs<text:tab/>15</text:a></text:p>
          <text:p text:style-name="P26"><text:a xlink:type="simple" xlink:href="#__RefHeading___Toc1718_3220521599" text:style-name="Index_20_Link" text:visited-style-name="Index_20_Link">Mask<text:tab/>15</text:a></text:p>
          <text:p text:style-name="P24"><text:a xlink:type="simple" xlink:href="#__RefHeading___Toc1666_3220521599" text:style-name="Index_20_Link" text:visited-style-name="Index_20_Link">Ellipse Mask<text:tab/>15</text:a></text:p>
          <text:p text:style-name="P25"><text:a xlink:type="simple" xlink:href="#__RefHeading___Toc1720_3220521599" text:style-name="Index_20_Link" text:visited-style-name="Index_20_Link">Inputs<text:tab/>15</text:a></text:p>
          <text:p text:style-name="P26"><text:a xlink:type="simple" xlink:href="#__RefHeading___Toc1722_3220521599" text:style-name="Index_20_Link" text:visited-style-name="Index_20_Link">Mask<text:tab/>15</text:a></text:p>
          <text:p text:style-name="P26"><text:a xlink:type="simple" xlink:href="#__RefHeading___Toc1724_3220521599" text:style-name="Index_20_Link" text:visited-style-name="Index_20_Link">Value<text:tab/>16</text:a></text:p>
          <text:p text:style-name="P25"><text:a xlink:type="simple" xlink:href="#__RefHeading___Toc1726_3220521599" text:style-name="Index_20_Link" text:visited-style-name="Index_20_Link">Properties<text:tab/>16</text:a></text:p>
          <text:p text:style-name="P26"><text:soft-page-break/><text:a xlink:type="simple" xlink:href="#__RefHeading___Toc1728_3220521599" text:style-name="Index_20_Link" text:visited-style-name="Index_20_Link">X, Y<text:tab/>16</text:a></text:p>
          <text:p text:style-name="P26"><text:a xlink:type="simple" xlink:href="#__RefHeading___Toc1730_3220521599" text:style-name="Index_20_Link" text:visited-style-name="Index_20_Link">Width<text:tab/>16</text:a></text:p>
          <text:p text:style-name="P26"><text:a xlink:type="simple" xlink:href="#__RefHeading___Toc1732_3220521599" text:style-name="Index_20_Link" text:visited-style-name="Index_20_Link">Height<text:tab/>16</text:a></text:p>
          <text:p text:style-name="P26"><text:a xlink:type="simple" xlink:href="#__RefHeading___Toc1734_3220521599" text:style-name="Index_20_Link" text:visited-style-name="Index_20_Link">Rotation<text:tab/>16</text:a></text:p>
          <text:p text:style-name="P26"><text:a xlink:type="simple" xlink:href="#__RefHeading___Toc1736_3220521599" text:style-name="Index_20_Link" text:visited-style-name="Index_20_Link">Mask Type<text:tab/>16</text:a></text:p>
          <text:p text:style-name="P27"><text:a xlink:type="simple" xlink:href="#__RefHeading___Toc1738_3220521599" text:style-name="Index_20_Link" text:visited-style-name="Index_20_Link">Add<text:tab/>16</text:a></text:p>
          <text:p text:style-name="P27"><text:a xlink:type="simple" xlink:href="#__RefHeading___Toc1740_3220521599" text:style-name="Index_20_Link" text:visited-style-name="Index_20_Link">Subtract<text:tab/>16</text:a></text:p>
          <text:p text:style-name="P27"><text:a xlink:type="simple" xlink:href="#__RefHeading___Toc1742_3220521599" text:style-name="Index_20_Link" text:visited-style-name="Index_20_Link">Multiply<text:tab/>16</text:a></text:p>
          <text:p text:style-name="P27"><text:a xlink:type="simple" xlink:href="#__RefHeading___Toc1744_3220521599" text:style-name="Index_20_Link" text:visited-style-name="Index_20_Link">Not<text:tab/>16</text:a></text:p>
          <text:p text:style-name="P25"><text:a xlink:type="simple" xlink:href="#__RefHeading___Toc1746_3220521599" text:style-name="Index_20_Link" text:visited-style-name="Index_20_Link">Outputs<text:tab/>16</text:a></text:p>
          <text:p text:style-name="P26"><text:a xlink:type="simple" xlink:href="#__RefHeading___Toc1748_3220521599" text:style-name="Index_20_Link" text:visited-style-name="Index_20_Link">Mask<text:tab/>16</text:a></text:p>
          <text:p text:style-name="P24"><text:a xlink:type="simple" xlink:href="#__RefHeading___Toc1668_3220521599" text:style-name="Index_20_Link" text:visited-style-name="Index_20_Link">Keying Node<text:tab/>17</text:a></text:p>
          <text:p text:style-name="P25"><text:a xlink:type="simple" xlink:href="#__RefHeading___Toc1750_3220521599" text:style-name="Index_20_Link" text:visited-style-name="Index_20_Link">Inputs<text:tab/>17</text:a></text:p>
          <text:p text:style-name="P26"><text:a xlink:type="simple" xlink:href="#__RefHeading___Toc1752_3220521599" text:style-name="Index_20_Link" text:visited-style-name="Index_20_Link">Image<text:tab/>17</text:a></text:p>
          <text:p text:style-name="P26"><text:a xlink:type="simple" xlink:href="#__RefHeading___Toc1754_3220521599" text:style-name="Index_20_Link" text:visited-style-name="Index_20_Link">Key Color<text:tab/>17</text:a></text:p>
          <text:p text:style-name="P26"><text:a xlink:type="simple" xlink:href="#__RefHeading___Toc1756_3220521599" text:style-name="Index_20_Link" text:visited-style-name="Index_20_Link">Garbage Matte<text:tab/>17</text:a></text:p>
          <text:p text:style-name="P26"><text:a xlink:type="simple" xlink:href="#__RefHeading___Toc1758_3220521599" text:style-name="Index_20_Link" text:visited-style-name="Index_20_Link">Core Matte<text:tab/>17</text:a></text:p>
          <text:p text:style-name="P25"><text:a xlink:type="simple" xlink:href="#__RefHeading___Toc1760_3220521599" text:style-name="Index_20_Link" text:visited-style-name="Index_20_Link">Properties<text:tab/>17</text:a></text:p>
          <text:p text:style-name="P26"><text:a xlink:type="simple" xlink:href="#__RefHeading___Toc1762_3220521599" text:style-name="Index_20_Link" text:visited-style-name="Index_20_Link">Pre Blur<text:tab/>17</text:a></text:p>
          <text:p text:style-name="P26"><text:a xlink:type="simple" xlink:href="#__RefHeading___Toc1764_3220521599" text:style-name="Index_20_Link" text:visited-style-name="Index_20_Link">Screen Balance<text:tab/>17</text:a></text:p>
          <text:p text:style-name="P26"><text:a xlink:type="simple" xlink:href="#__RefHeading___Toc1766_3220521599" text:style-name="Index_20_Link" text:visited-style-name="Index_20_Link">Despill Factor<text:tab/>17</text:a></text:p>
          <text:p text:style-name="P26"><text:a xlink:type="simple" xlink:href="#__RefHeading___Toc1768_3220521599" text:style-name="Index_20_Link" text:visited-style-name="Index_20_Link">Despill Balance<text:tab/>18</text:a></text:p>
          <text:p text:style-name="P26"><text:a xlink:type="simple" xlink:href="#__RefHeading___Toc1770_3220521599" text:style-name="Index_20_Link" text:visited-style-name="Index_20_Link">Edge Kernel Radius<text:tab/>18</text:a></text:p>
          <text:p text:style-name="P26"><text:a xlink:type="simple" xlink:href="#__RefHeading___Toc1772_3220521599" text:style-name="Index_20_Link" text:visited-style-name="Index_20_Link">Edge Kernel Tolerance<text:tab/>18</text:a></text:p>
          <text:p text:style-name="P26"><text:a xlink:type="simple" xlink:href="#__RefHeading___Toc1774_3220521599" text:style-name="Index_20_Link" text:visited-style-name="Index_20_Link">Clip Black<text:tab/>18</text:a></text:p>
          <text:p text:style-name="P26"><text:a xlink:type="simple" xlink:href="#__RefHeading___Toc1776_3220521599" text:style-name="Index_20_Link" text:visited-style-name="Index_20_Link">Clip White<text:tab/>18</text:a></text:p>
          <text:p text:style-name="P26"><text:a xlink:type="simple" xlink:href="#__RefHeading___Toc1778_3220521599" text:style-name="Index_20_Link" text:visited-style-name="Index_20_Link">Dilate/Erode<text:tab/>18</text:a></text:p>
          <text:p text:style-name="P26"><text:a xlink:type="simple" xlink:href="#__RefHeading___Toc1780_3220521599" text:style-name="Index_20_Link" text:visited-style-name="Index_20_Link">Feather Falloff<text:tab/>18</text:a></text:p>
          <text:p text:style-name="P26"><text:a xlink:type="simple" xlink:href="#__RefHeading___Toc1782_3220521599" text:style-name="Index_20_Link" text:visited-style-name="Index_20_Link">Feather Distance<text:tab/>18</text:a></text:p>
          <text:p text:style-name="P26"><text:a xlink:type="simple" xlink:href="#__RefHeading___Toc1784_3220521599" text:style-name="Index_20_Link" text:visited-style-name="Index_20_Link">Post Blur<text:tab/>18</text:a></text:p>
          <text:p text:style-name="P25"><text:a xlink:type="simple" xlink:href="#__RefHeading___Toc1786_3220521599" text:style-name="Index_20_Link" text:visited-style-name="Index_20_Link">Outputs<text:tab/>19</text:a></text:p>
          <text:p text:style-name="P26"><text:a xlink:type="simple" xlink:href="#__RefHeading___Toc1788_3220521599" text:style-name="Index_20_Link" text:visited-style-name="Index_20_Link">Image<text:tab/>19</text:a></text:p>
          <text:p text:style-name="P26"><text:a xlink:type="simple" xlink:href="#__RefHeading___Toc1790_3220521599" text:style-name="Index_20_Link" text:visited-style-name="Index_20_Link">Matte<text:tab/>19</text:a></text:p>
          <text:p text:style-name="P26"><text:a xlink:type="simple" xlink:href="#__RefHeading___Toc1792_3220521599" text:style-name="Index_20_Link" text:visited-style-name="Index_20_Link">Edges<text:tab/>19</text:a></text:p>
          <text:p text:style-name="P24"><text:a xlink:type="simple" xlink:href="#__RefHeading___Toc1670_3220521599" text:style-name="Index_20_Link" text:visited-style-name="Index_20_Link">Keying Screen<text:tab/>19</text:a></text:p>
          <text:p text:style-name="P25"><text:a xlink:type="simple" xlink:href="#__RefHeading___Toc1794_3220521599" text:style-name="Index_20_Link" text:visited-style-name="Index_20_Link">Properties<text:tab/>19</text:a></text:p>
          <text:p text:style-name="P26"><text:a xlink:type="simple" xlink:href="#__RefHeading___Toc1796_3220521599" text:style-name="Index_20_Link" text:visited-style-name="Index_20_Link">Movie Clip<text:tab/>19</text:a></text:p>
          <text:p text:style-name="P26"><text:a xlink:type="simple" xlink:href="#__RefHeading___Toc1798_3220521599" text:style-name="Index_20_Link" text:visited-style-name="Index_20_Link">Tracking Object<text:tab/>20</text:a></text:p>
          <text:p text:style-name="P25"><text:a xlink:type="simple" xlink:href="#__RefHeading___Toc1800_3220521599" text:style-name="Index_20_Link" text:visited-style-name="Index_20_Link">Outputs<text:tab/>20</text:a></text:p>
          <text:p text:style-name="P26"><text:a xlink:type="simple" xlink:href="#__RefHeading___Toc1802_3220521599" text:style-name="Index_20_Link" text:visited-style-name="Index_20_Link">Screen<text:tab/>20</text:a></text:p>
          <text:p text:style-name="P24"><text:a xlink:type="simple" xlink:href="#__RefHeading___Toc1672_3220521599" text:style-name="Index_20_Link" text:visited-style-name="Index_20_Link">Luminance Key<text:tab/>20</text:a></text:p>
          <text:p text:style-name="P25"><text:a xlink:type="simple" xlink:href="#__RefHeading___Toc1804_3220521599" text:style-name="Index_20_Link" text:visited-style-name="Index_20_Link">Inputs<text:tab/>20</text:a></text:p>
          <text:p text:style-name="P26"><text:a xlink:type="simple" xlink:href="#__RefHeading___Toc1806_3220521599" text:style-name="Index_20_Link" text:visited-style-name="Index_20_Link">Image<text:tab/>20</text:a></text:p>
          <text:p text:style-name="P25"><text:a xlink:type="simple" xlink:href="#__RefHeading___Toc1808_3220521599" text:style-name="Index_20_Link" text:visited-style-name="Index_20_Link">Properties<text:tab/>20</text:a></text:p>
          <text:p text:style-name="P26"><text:a xlink:type="simple" xlink:href="#__RefHeading___Toc1810_3220521599" text:style-name="Index_20_Link" text:visited-style-name="Index_20_Link">Limit<text:tab/>20</text:a></text:p>
          <text:p text:style-name="P27"><text:a xlink:type="simple" xlink:href="#__RefHeading___Toc1812_3220521599" text:style-name="Index_20_Link" text:visited-style-name="Index_20_Link">High<text:tab/>20</text:a></text:p>
          <text:p text:style-name="P27"><text:a xlink:type="simple" xlink:href="#__RefHeading___Toc1814_3220521599" text:style-name="Index_20_Link" text:visited-style-name="Index_20_Link">Low<text:tab/>20</text:a></text:p>
          <text:p text:style-name="P25"><text:a xlink:type="simple" xlink:href="#__RefHeading___Toc1816_3220521599" text:style-name="Index_20_Link" text:visited-style-name="Index_20_Link">Outputs<text:tab/>21</text:a></text:p>
          <text:p text:style-name="P26"><text:a xlink:type="simple" xlink:href="#__RefHeading___Toc1818_3220521599" text:style-name="Index_20_Link" text:visited-style-name="Index_20_Link">Image<text:tab/>21</text:a></text:p>
          <text:p text:style-name="P26"><text:a xlink:type="simple" xlink:href="#__RefHeading___Toc1820_3220521599" text:style-name="Index_20_Link" text:visited-style-name="Index_20_Link">Matte<text:tab/>21</text:a></text:p>
        </text:index-body>
      </text:table-of-content>
      <text:p text:style-name="P5"/>
      <text:p text:style-name="P2"/>
      <text:p text:style-name="P4"/>
      <text:p text:style-name="P8"><text:soft-page-break/></text:p>
      <table:table table:name="Tabelle3" table:style-name="Tabelle3">
        <table:table-column table:style-name="Tabelle3.A"/>
        <table:table-row table:style-name="TableLine1844648198320">
          <table:table-cell table:style-name="Tabelle3.A1" office:value-type="string">
            <text:h text:style-name="P32" text:outline-level="1"><text:bookmark-start text:name="__RefHeading___Toc1324_2343488134"/><text:span text:style-name="T10">A</text:span><text:span text:style-name="T11">dd</text:span><text:span text:style-name="T9"> menu - </text:span><text:span text:style-name="T11">M</text:span><text:span text:style-name="T12">atte</text:span><text:bookmark-end text:name="__RefHeading___Toc1324_2343488134"/></text:h>
          </table:table-cell>
        </table:table-row>
      </table:table>
      <text:p text:style-name="P3"><draw:frame draw:style-name="fr1" draw:name="Bild2" text:anchor-type="paragraph" svg:y="0.406cm" svg:width="4.881cm" svg:height="5.35cm" draw:z-index="0"><draw:image xlink:href="Pictures/10000201000001200000013CDEF259CBE206D718.png" xlink:type="simple" xlink:show="embed" xlink:actuate="onLoad" draw: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Note<text:span text:style-name="T16">!</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h text:style-name="Heading_20_2" text:outline-level="2"><draw:frame draw:style-name="fr1" draw:name="Bild1" text:anchor-type="paragraph" svg:y="0.406cm" svg:width="4.45cm" svg:height="4.249cm" draw:z-index="1"><draw:image xlink:href="Pictures/1000020100000107000000FB9C1D9EAF37BD9458.png" xlink:type="simple" xlink:show="embed" xlink:actuate="onLoad" draw: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57E71971BEA83207.png" xlink:type="simple" xlink:show="embed" xlink:actuate="onLoad" draw: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7">. </text:span>For soft edges, pass the output mask through a slight Blur node.</text:p>
      <text:p text:style-name="Horizontal_20_Line"/>
      <text:h text:style-name="Heading_20_2" text:outline-level="2"><draw:frame draw:style-name="fr1" draw:name="Bild4" text:anchor-type="paragraph" svg:y="0.406cm" svg:width="3.05cm" svg:height="5.429cm" draw:z-index="3"><draw:image xlink:href="Pictures/10000201000000B4000001408D39823B80988FF8.png" xlink:type="simple" xlink:show="embed" xlink:actuate="onLoad" draw:mime-type="image/png"/></draw:frame><text:bookmark-start text:name="__RefHeading___Toc1788_3953627043"/><text:soft-page-break/>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RGB, HSV, YUV, YCbCr</text:p>
      <text:h text:style-name="Heading_20_4" text:outline-level="4"><text:bookmark-start text:name="__RefHeading___Toc1834_3953627043"/><text:span text:style-name="T17">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4AC8424FE75AE43.png" xlink:type="simple" xlink:show="embed" xlink:actuate="onLoad" draw:mime-type="image/png"/></draw:frame><text:bookmark-start text:name="__RefHeading___Toc1836_3953627043"/>Algorithm<text:bookmark-end text:name="__RefHeading___Toc1836_3953627043"/></text:h>
      <text:p text:style-name="P9">Max<text:span text:style-name="T17">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text:soft-page-break/></text:p>
      <text:h text:style-name="Heading_20_2" text:outline-level="2"><draw:frame draw:style-name="fr1" draw:name="Bild6" text:anchor-type="paragraph" svg:y="0.406cm" svg:width="3.009cm" svg:height="4.11cm" draw:z-index="5"><draw:image xlink:href="Pictures/10000201000000B2000000F3337D0CFE54CA43D7.png" xlink:type="simple" xlink:show="embed" xlink:actuate="onLoad" draw: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Horizontal_20_Line"/>
      <text:h text:style-name="Heading_20_2" text:outline-level="2"><draw:frame draw:style-name="fr1" draw:name="Bild7" text:anchor-type="paragraph" svg:y="0.406cm" svg:width="3.08cm" svg:height="3.96cm" draw:z-index="6"><draw:image xlink:href="Pictures/10000201000000B6000000EA4AEF31361DD5F3AB.png" xlink:type="simple" xlink:show="embed" xlink:actuate="onLoad" draw: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text:soft-page-break/>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21"/>
      <text:h text:style-name="Heading_20_2" text:outline-level="2"><draw:frame draw:style-name="fr1" draw:name="Bild8" text:anchor-type="paragraph" svg:y="0.406cm" svg:width="3.05cm" svg:height="5.3cm" draw:z-index="7"><draw:image xlink:href="Pictures/10000201000000B400000139007EA714F4930930.png" xlink:type="simple" xlink:show="embed" xlink:actuate="onLoad" draw: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8"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text:soft-page-break/>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1A833A23B3792B25.png" xlink:type="simple" xlink:show="embed" xlink:actuate="onLoad" draw:mime-type="image/png"/></draw:frame><text:bookmark-start text:name="__RefHeading___Toc1894_3953627043"/>Algorithm<text:bookmark-end text:name="__RefHeading___Toc1894_3953627043"/></text:h>
      <text:p text:style-name="P9">Simple<text:span text:style-name="T18"> or A</text:span>verage<text:span text:style-name="T18">.</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1A19771EC0886A35.png" xlink:type="simple" xlink:show="embed" xlink:actuate="onLoad" draw:mime-type="image/png"/></draw:frame><text:bookmark-start text:name="__RefHeading___Toc1902_3953627043"/>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P22"/>
      <text:h text:style-name="P33" text:outline-level="2"><draw:frame draw:style-name="fr1" draw:name="Bild26" text:anchor-type="paragraph" svg:y="0.406cm" svg:width="2.979cm" svg:height="4.791cm" draw:z-index="25"><draw:image xlink:href="Pictures/10000201000000B00000011B0EDA24F4EFEFB008.png" xlink:type="simple" xlink:show="embed" xlink:actuate="onLoad" draw:mime-type="image/png"/></draw:frame><text:bookmark-start text:name="__RefHeading___Toc1796_39536270431"/>Cryptomatte<text:bookmark-end text:name="__RefHeading___Toc1796_39536270431"/></text:h>
      <text:p text:style-name="P16">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6">Unlike the Material and Object Index passes, the objects to isolate are selected in compositing, and mattes will be anti-aliased and take into account effects like motion blur and transparency.</text:p>
      <text:p text:style-name="P16"/>
      <text:p text:style-name="P16"/>
      <text:p text:style-name="P16"/>
      <text:p text:style-name="P16"/>
      <text:p text:style-name="P16"/>
      <text:h text:style-name="P34" text:outline-level="3"><draw:frame draw:style-name="fr3" draw:name="Bild27" text:anchor-type="paragraph" svg:y="0.406cm" svg:width="4.72cm" svg:height="6.759cm" draw:z-index="26"><draw:image xlink:href="Pictures/10000201000001170000018F15E67CB91A847AA0.png" xlink:type="simple" xlink:show="embed" xlink:actuate="onLoad" draw:mime-type="image/png"/></draw:frame><text:bookmark-start text:name="__RefHeading___Toc1607_32205215991"/><text:soft-page-break/>Usage<text:bookmark-end text:name="__RefHeading___Toc1607_32205215991"/></text:h>
      <text:p text:style-name="P16">Enable Cryptomatte Object render pass in the Passes panel, and render.</text:p>
      <text:p text:style-name="P16">In the compositing nodes, create a Cryptomatte node and link the Render Layer matching Image and Cryptomatte passes to it.</text:p>
      <text:p text:style-name="P16">Attach a Viewer node to the Pick output of the Cryptomatte node.</text:p>
      <text:p text:style-name="P16">Use the Cryptomatte Add/Remove button to sample objects in the Pick Viewer node.</text:p>
      <text:p text:style-name="P16">Use the Matte output of the Cryptomatte node to get the alpha mask.</text:p>
      <text:h text:style-name="P34" text:outline-level="3"><text:bookmark-start text:name="__RefHeading___Toc1611_32205215991"/>Inputs<text:bookmark-end text:name="__RefHeading___Toc1611_32205215991"/></text:h>
      <text:h text:style-name="P20" text:outline-level="4"><text:bookmark-start text:name="__RefHeading___Toc1613_32205215991"/>Image<text:bookmark-end text:name="__RefHeading___Toc1613_32205215991"/></text:h>
      <text:p text:style-name="P16">Standard image input.</text:p>
      <text:h text:style-name="P34"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5">Use the render result or an external image as the base image for cryptomatte.</text:p>
      <text:h text:style-name="Heading_20_5" text:outline-level="5"><draw:frame draw:style-name="fr3" draw:name="Bild28" text:anchor-type="paragraph" svg:y="0.406cm" svg:width="2.611cm" svg:height="1.469cm" draw:z-index="27"><draw:image xlink:href="Pictures/100002010000009A00000057D82912B04D51E6E2.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17">Pick the scene that you want to use.</text:p>
      <text:h text:style-name="Heading_20_6" text:outline-level="6"><draw:frame draw:style-name="fr3" draw:name="Bild29" text:anchor-type="paragraph" svg:y="0.406cm" svg:width="3.27cm" svg:height="1.76cm" draw:z-index="28"><draw:image xlink:href="Pictures/10000201000000C100000068ABABD57A65BB3943.png" xlink:type="simple" xlink:show="embed" xlink:actuate="onLoad" draw:mime-type="image/png"/></draw:frame><text:bookmark-start text:name="__RefHeading___Toc2838_2272721201"/>Cryptomatte Layer<text:bookmark-end text:name="__RefHeading___Toc2838_2272721201"/></text:h>
      <text:p text:style-name="P17">Pick the cryptomatte layer that you want to use.</text:p>
      <text:p text:style-name="P17"/>
      <text:h text:style-name="P36" text:outline-level="5"><draw:frame draw:style-name="fr3" draw:name="Bild30" text:anchor-type="paragraph" svg:y="0.406cm" svg:width="2.611cm" svg:height="1.469cm" draw:z-index="29"><draw:image xlink:href="Pictures/10000201000000900000005451913BB49C724C74.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37" text:outline-level="6"><text:bookmark-start text:name="__RefHeading___Toc2842_2272721201"/><text:span text:style-name="T13">Image</text:span> Property<text:bookmark-end text:name="__RefHeading___Toc2842_2272721201"/></text:h>
      <text:p text:style-name="P17">Pick the image that you want to use.</text:p>
      <text:h text:style-name="P37" text:outline-level="6"><draw:frame draw:style-name="fr3" draw:name="Bild31" text:anchor-type="paragraph" svg:y="0.406cm" svg:width="3.129cm" svg:height="0.54cm" draw:z-index="30"><draw:image xlink:href="Pictures/10000201000000B900000020FC9C6295493F1DEE.png" xlink:type="simple" xlink:show="embed" xlink:actuate="onLoad" draw:mime-type="image/png"/></draw:frame><text:bookmark-start text:name="__RefHeading___Toc2844_2272721201"/>Cryptomatte Layer<text:bookmark-end text:name="__RefHeading___Toc2844_2272721201"/></text:h>
      <text:p text:style-name="P17">Pick the cryptomatte layer that you want to use.</text:p>
      <text:h text:style-name="P20" text:outline-level="4"><text:bookmark-start text:name="__RefHeading___Toc1621_32205215991"/>Matte ID<text:bookmark-end text:name="__RefHeading___Toc1621_32205215991"/></text:h>
      <text:p text:style-name="P16">List of object and material crypto IDs to include in matte. This can be used for example to quickly clear all mattes by deleting the text or used to copy-and-paste crypto IDs from other software.</text:p>
      <text:h text:style-name="P34" text:outline-level="3"><text:bookmark-start text:name="__RefHeading___Toc1623_32205215991"/><text:soft-page-break/>Outputs<text:bookmark-end text:name="__RefHeading___Toc1623_32205215991"/></text:h>
      <text:h text:style-name="P20" text:outline-level="4"><text:bookmark-start text:name="__RefHeading___Toc1625_32205215991"/>Image<text:bookmark-end text:name="__RefHeading___Toc1625_32205215991"/></text:h>
      <text:p text:style-name="P16">A colored output of the input image with the matte applied to only include selected layers.</text:p>
      <text:h text:style-name="P20" text:outline-level="4"><text:bookmark-start text:name="__RefHeading___Toc1627_32205215991"/>Matte<text:bookmark-end text:name="__RefHeading___Toc1627_32205215991"/></text:h>
      <text:p text:style-name="P16">A black-and-white alpha mask of the all the selected crypto layers.</text:p>
      <text:h text:style-name="P20" text:outline-level="4"><text:bookmark-start text:name="__RefHeading___Toc1629_32205215991"/>Pick<text:bookmark-end text:name="__RefHeading___Toc1629_32205215991"/></text:h>
      <text:p text:style-name="P16">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1" text:anchor-type="paragraph" svg:y="0.406cm" svg:width="3.05cm" svg:height="5.23cm" draw:z-index="10"><draw:image xlink:href="Pictures/10000201000000B4000001351BD61D08D27CAC45.png" xlink:type="simple" xlink:show="embed" xlink:actuate="onLoad" draw:mime-type="image/png"/></draw:frame><text:bookmark-start text:name="__RefHeading___Toc1796_3953627043"/>Cryptomatte<text:span text:style-name="T21"> (Legacy)</text:span><text:bookmark-end text:name="__RefHeading___Toc1796_3953627043"/></text:h>
      <text:p text:style-name="P15">This is the legacy node version.</text:p>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35" text:outline-level="3"><draw:frame draw:style-name="fr1" draw:name="Bild13" text:anchor-type="paragraph" svg:y="0.406cm" svg:width="5.761cm" svg:height="8.55cm" draw:z-index="11"><draw:image xlink:href="Pictures/1000020100000154000001F9BA97F75D56FA1B43.png" xlink:type="simple" xlink:show="embed" xlink:actuate="onLoad" draw: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h text:style-name="P19"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text:soft-page-break/>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3.069cm" svg:height="3.54cm" draw:z-index="12"><draw:image xlink:href="Pictures/10000201000000B5000000D1EFDE0BF7F9103921.png" xlink:type="simple" xlink:show="embed" xlink:actuate="onLoad" draw: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text:soft-page-break/>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3cm" svg:height="4.521cm" draw:z-index="13"><draw:image xlink:href="Pictures/10000201000000B10000010B256703175BBEED77.png" xlink:type="simple" xlink:show="embed" xlink:actuate="onLoad" draw: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text:soft-page-break/>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3.069cm" svg:height="4.159cm" draw:z-index="14"><draw:image xlink:href="Pictures/10000201000000B5000000F6369D8270B06E5885.png" xlink:type="simple" xlink:show="embed" xlink:actuate="onLoad" draw: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EAA3ED09D08A918.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E95BEAEFC1620FC0.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text:soft-page-break/>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7.091cm" svg:height="4.3cm" draw:z-index="17"><draw:image xlink:href="Pictures/10000201000001A3000000FE5962934E8BDC542E.png" xlink:type="simple" xlink:show="embed" xlink:actuate="onLoad" draw: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FF2DD785FB4FAB9F.png" xlink:type="simple" xlink:show="embed" xlink:actuate="onLoad" draw:mime-type="image/png"/></draw:frame><text:bookmark-start text:name="__RefHeading___Toc1736_3220521599"/>Mask Type<text:bookmark-end text:name="__RefHeading___Toc1736_3220521599"/></text:h>
      <text:p text:style-name="P9"><text:span text:style-name="T19">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text:soft-page-break/>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Tip<text:span text:style-name="T19">.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3.099cm" svg:height="9.7cm" draw:z-index="19"><draw:image xlink:href="Pictures/10000201000000B70000023D8DE8E48895846BEE.png" xlink:type="simple" xlink:show="embed" xlink:actuate="onLoad" draw: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9">An optional mask of area(s) to always include in the output. This is merged with the chroma key generated <text:soft-page-break/>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his value does not impact areas detected as edges to ensure edge detail is preserved.</text:p>
      <text:h text:style-name="Heading_20_4" text:outline-level="4"><text:bookmark-start text:name="__RefHeading___Toc1778_3220521599"/><text:soft-page-break/>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FD4011FD149DE175.png" xlink:type="simple" xlink:show="embed" xlink:actuate="onLoad" draw: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P9"/>
      <text:p text:style-name="Horizontal_20_Line"/>
      <text:h text:style-name="Heading_20_2" text:outline-level="2"><draw:frame draw:style-name="fr1" draw:name="Bild22" text:anchor-type="paragraph" svg:y="0.406cm" svg:width="3.08cm" svg:height="1.88cm" draw:z-index="21"><draw:image xlink:href="Pictures/10000201000000B60000006F3BF3DB20E6E5971F.png" xlink:type="simple" xlink:show="embed" xlink:actuate="onLoad" draw:mime-type="image/png"/></draw:frame><text:bookmark-start text:name="__RefHeading___Toc1670_3220521599"/><text:soft-page-break/>Keying Screen <text:bookmark-end text:name="__RefHeading___Toc1670_3220521599"/></text:h>
      <text:p text:style-name="P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92cm" svg:width="5.66cm" svg:height="6.13cm" draw:z-index="22"><draw:image xlink:href="Pictures/100002010000014E0000016A9CC7AF9D93B3295E.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text:bookmark-start text:name="__RefHeading___Toc1798_3220521599"/>Tracking Object<text:bookmark-end text:name="__RefHeading___Toc1798_3220521599"/></text:h>
      <text:p text:style-name="P9"><draw:frame draw:style-name="fr2" draw:name="Bild24" text:anchor-type="paragraph" svg:x="14.081cm" svg:y="0.501cm" svg:width="4.62cm" svg:height="2.96cm" draw:z-index="23"><draw:image xlink:href="Pictures/1000020100000111000000AFDF2AFF30A84117A5.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93cm" svg:height="2.96cm" draw:z-index="24"><draw:image xlink:href="Pictures/10000201000000AD000000AF3ACD2F2AB7E011BF.png" xlink:type="simple" xlink:show="embed" xlink:actuate="onLoad" draw: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20">.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20">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913a"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8M59S</meta:editing-duration>
    <meta:editing-cycles>826</meta:editing-cycles>
    <meta:generator>LibreOffice/7.0.4.2$Windows_X86_64 LibreOffice_project/dcf040e67528d9187c66b2379df5ea4407429775</meta:generator>
    <dc:date>2021-04-15T10:54:24.402000000</dc:date>
    <meta:document-statistic meta:table-count="3" meta:image-count="32" meta:object-count="0" meta:page-count="21" meta:paragraph-count="559" meta:word-count="4257" meta:character-count="24228" meta:non-whitespace-character-count="20513"/>
    <meta:template xlink:type="simple" xlink:actuate="onRequest" xlink:title="standard1cm" xlink:href="../../../AppData/Roaming/LibreOffice/4/user/template/standard1cm.ott" meta:date="2016-03-29T10:15:31.334000000"/>
  </office:meta>
</office:document-meta>
</file>